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ran@simran-Lenovo-IdeaPad-S145-15IWL:~/Desktop/lsp/program_1$ cd ..</text:p>
      <text:p text:style-name="Standard">simran@simran-Lenovo-IdeaPad-S145-15IWL:~/Desktop/lsp$ mkdir program_2</text:p>
      <text:p text:style-name="Standard">simran@simran-Lenovo-IdeaPad-S145-15IWL:~/Desktop/lsp$ ls</text:p>
      <text:p text:style-name="Standard">program_1 <text:s/>program_2</text:p>
      <text:p text:style-name="Standard">simran@simran-Lenovo-IdeaPad-S145-15IWL:~/Desktop/lsp$ cd program_2/</text:p>
      <text:p text:style-name="Standard">simran@simran-Lenovo-IdeaPad-S145-15IWL:~/Desktop/lsp/program_2$ make</text:p>
      <text:p text:style-name="Standard">gcc Demo.c -o myexe</text:p>
      <text:p text:style-name="Standard">simran@simran-Lenovo-IdeaPad-S145-15IWL:~/Desktop/lsp/program_2$ ls</text:p>
      <text:p text:style-name="Standard">Demo.c <text:s/>makefile <text:s/>myexe <text:s/>output.odt</text:p>
      <text:p text:style-name="Standard">simran@simran-Lenovo-IdeaPad-S145-15IWL:~/Desktop/lsp/program_2$ make ARGS="data.txt" run</text:p>
      <text:p text:style-name="Standard">./myexe data.txt</text:p>
      <text:p text:style-name="Standard">File opened successfully with fd: 3</text:p>
      <text:p text:style-name="Standard">Data gets written in the file successfully</text:p>
      <text:p text:style-name="Standard">simran@simran-Lenovo-IdeaPad-S145-15IWL:~/Desktop/lsp/program_2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3:31:14.758073064</meta:creation-date>
    <dc:date>2020-09-12T23:36:22.132460753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45" meta:character-count="722" meta:non-whitespace-character-count="686"/>
  </office:meta>
</office:document-meta>
</file>